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E0000001E0B4A1358C.png"/>
  <manifest:file-entry manifest:media-type="image/png" manifest:full-path="Pictures/10000201000001E0000001E0A565E049.png"/>
  <manifest:file-entry manifest:media-type="image/png" manifest:full-path="Pictures/10000201000001E0000001E042C6BDFC.png"/>
  <manifest:file-entry manifest:media-type="image/png" manifest:full-path="Pictures/10000201000001E0000001E04CBC2BAB.png"/>
  <manifest:file-entry manifest:media-type="image/png" manifest:full-path="Pictures/10000201000001E0000001E09785FEAE.png"/>
  <manifest:file-entry manifest:media-type="image/png" manifest:full-path="Pictures/10000201000001E0000001E07B77C059.png"/>
  <manifest:file-entry manifest:media-type="image/png" manifest:full-path="Pictures/10000201000001E0000001E03993BE22.png"/>
  <manifest:file-entry manifest:media-type="image/png" manifest:full-path="Pictures/10000201000001E0000001E096E8831F.png"/>
  <manifest:file-entry manifest:media-type="image/png" manifest:full-path="Pictures/10000201000001E0000001E079A4B4B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6.149cm" svg:height="6.149cm" svg:x="16.108cm" svg:y="1.016cm">
            <draw:image xlink:href="Pictures/10000201000001E0000001E079A4B4B6.png" xlink:type="simple" xlink:show="embed" xlink:actuate="onLoad">
              <text:p/>
            </draw:image>
          </draw:frame>
          <draw:frame draw:style-name="gr1" draw:text-style-name="P1" draw:layer="layout" svg:width="6.149cm" svg:height="6.149cm" svg:x="9.959cm" svg:y="1.016cm">
            <draw:image xlink:href="Pictures/10000201000001E0000001E096E8831F.png" xlink:type="simple" xlink:show="embed" xlink:actuate="onLoad">
              <text:p/>
            </draw:image>
          </draw:frame>
          <draw:frame draw:style-name="gr1" draw:text-style-name="P1" draw:layer="layout" svg:width="6.149cm" svg:height="6.149cm" svg:x="3.81cm" svg:y="1.016cm">
            <draw:image xlink:href="Pictures/10000201000001E0000001E09785FEAE.png" xlink:type="simple" xlink:show="embed" xlink:actuate="onLoad">
              <text:p/>
            </draw:image>
          </draw:frame>
          <draw:frame draw:style-name="gr1" draw:text-style-name="P1" draw:layer="layout" svg:width="6.143cm" svg:height="6.198cm" svg:x="16.114cm" svg:y="7.165cm">
            <draw:image xlink:href="Pictures/10000201000001E0000001E03993BE22.png" xlink:type="simple" xlink:show="embed" xlink:actuate="onLoad">
              <text:p/>
            </draw:image>
          </draw:frame>
          <draw:frame draw:style-name="gr1" draw:text-style-name="P1" draw:layer="layout" svg:width="6.144cm" svg:height="6.198cm" svg:x="9.953cm" svg:y="7.165cm">
            <draw:image xlink:href="Pictures/10000201000001E0000001E07B77C059.png" xlink:type="simple" xlink:show="embed" xlink:actuate="onLoad">
              <text:p/>
            </draw:image>
          </draw:frame>
          <draw:frame draw:style-name="gr1" draw:text-style-name="P1" draw:layer="layout" svg:width="6.143cm" svg:height="6.198cm" svg:x="3.81cm" svg:y="7.165cm">
            <draw:image xlink:href="Pictures/10000201000001E0000001E04CBC2BAB.png" xlink:type="simple" xlink:show="embed" xlink:actuate="onLoad">
              <text:p/>
            </draw:image>
          </draw:frame>
          <draw:frame draw:style-name="gr1" draw:text-style-name="P1" draw:layer="layout" svg:width="6.096cm" svg:height="6.096cm" svg:x="16.114cm" svg:y="13.363cm">
            <draw:image xlink:href="Pictures/10000201000001E0000001E042C6BDFC.png" xlink:type="simple" xlink:show="embed" xlink:actuate="onLoad">
              <text:p/>
            </draw:image>
          </draw:frame>
          <draw:frame draw:style-name="gr1" draw:text-style-name="P1" draw:layer="layout" svg:width="6.096cm" svg:height="6.096cm" svg:x="9.953cm" svg:y="13.363cm">
            <draw:image xlink:href="Pictures/10000201000001E0000001E0B4A1358C.png" xlink:type="simple" xlink:show="embed" xlink:actuate="onLoad">
              <text:p/>
            </draw:image>
          </draw:frame>
          <draw:frame draw:style-name="gr1" draw:text-style-name="P1" draw:layer="layout" svg:width="6.096cm" svg:height="6.096cm" svg:x="3.81cm" svg:y="13.363cm">
            <draw:image xlink:href="Pictures/10000201000001E0000001E0A565E049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01T14:46:09</meta:creation-date>
    <meta:editing-duration>PT10M40S</meta:editing-duration>
    <meta:editing-cycles>3</meta:editing-cycles>
    <dc:date>2018-09-01T16:26:47</dc:date>
    <meta:generator>OpenOffice/4.1.5$Unix OpenOffice.org_project/415m1$Build-9789</meta:generator>
    <meta:document-statistic meta:object-count="33"/>
  </office:meta>
</office:document-meta>
</file>